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466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53cm" svg:stroke-color="#0000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957cm"/>
    </style:style>
    <style:style style:name="gr5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ourier New1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style:font-name="Courier New1"/>
    </style:style>
    <style:style style:name="P5" style:family="paragraph">
      <loext:graphic-properties draw:fill="none" draw:fill-color="#ffffff"/>
      <style:text-properties style:font-name="Courier New1" fo:font-size="12pt" style:font-size-asian="12pt" style:font-size-complex="12pt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style:font-name="Courier New1" fo:font-size="12pt" style:font-size-asian="12pt" style:font-size-complex="12pt"/>
    </style:style>
    <style:style style:name="T2" style:family="text">
      <style:text-properties style:font-name="Courier New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cm" svg:height="1cm" svg:x="3cm" svg:y="5cm">
          <text:p text:style-name="P1"><text:span text:style-name="T1">IndexA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5cm" svg:y="5cm">
          <text:p text:style-name="P1"><text:span text:style-name="T1">IndexB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7cm" svg:y="5cm">
          <text:p text:style-name="P1"><text:span text:style-name="T1">IndexC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9cm" svg:y="5cm">
          <text:p text:style-name="P1"><text:span text:style-name="T1">IndexA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1cm" svg:y="5cm">
          <text:p text:style-name="P1"><text:span text:style-name="T1">IndexB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3cm" svg:y="5cm">
          <text:p text:style-name="P1"><text:span text:style-name="T1">IndexC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cm" svg:y1="6.2cm" svg:x2="3cm" svg:y2="6.7cm">
          <text:p/>
        </draw:line>
        <draw:line draw:style-name="gr2" draw:text-style-name="P3" draw:layer="layout" svg:x1="9cm" svg:y1="6.2cm" svg:x2="9cm" svg:y2="6.7cm">
          <text:p/>
        </draw:line>
        <draw:line draw:style-name="gr2" draw:text-style-name="P3" draw:layer="layout" svg:x1="9cm" svg:y1="6.7cm" svg:x2="3cm" svg:y2="6.7cm">
          <text:p/>
        </draw:line>
        <draw:frame draw:style-name="gr3" draw:text-style-name="P4" draw:layer="layout" svg:width="2.2cm" svg:height="1cm" svg:x="4.9cm" svg:y="6.6cm">
          <draw:text-box>
            <text:p><text:span text:style-name="T2">Face</text:span></text:p>
          </draw:text-box>
        </draw:frame>
        <draw:frame draw:style-name="gr4" draw:text-style-name="P5" draw:layer="layout" svg:width="3.924cm" svg:height="1.207cm" svg:x="2.3cm" svg:y="3.1cm">
          <draw:text-box>
            <text:p><text:span text:style-name="T1">uint8/uint16/var32/uint32</text:span></text:p>
          </draw:text-box>
        </draw:frame>
        <draw:line draw:style-name="gr5" draw:text-style-name="P1" draw:layer="layout" svg:x1="3cm" svg:y1="4.6cm" svg:x2="5cm" svg:y2="4.6cm">
          <text:p/>
        </draw:line>
        <draw:custom-shape draw:style-name="gr6" draw:text-style-name="P6" draw:layer="layout" svg:width="0.2cm" svg:height="0.2cm" svg:x="15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cm" svg:height="0.2cm" svg:x="15.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cm" svg:height="0.2cm" svg:x="15.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18T13:52:37.075000000</meta:creation-date>
    <dc:date>2019-11-12T17:12:32.987000000</dc:date>
    <meta:editing-duration>PT7M6S</meta:editing-duration>
    <meta:editing-cycles>3</meta:editing-cycles>
    <meta:generator>LibreOffice/6.3.1.2$Windows_X86_64 LibreOffice_project/b79626edf0065ac373bd1df5c28bd630b4424273</meta:generator>
    <meta:document-statistic meta:object-count="15"/>
  </office:meta>
</office:document-meta>
</file>